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756in" svg:height="6.2327in" svg:x="16.9339in" svg:y="0.7319in">
            <draw:object draw:notify-on-update-of-ranges="Sheet1.A2:Sheet1.A101 Sheet1.A2:Sheet1.A2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425in" svg:height="4.9173in" svg:x="6.5618in" svg:y="0.2378in">
            <draw:object draw:notify-on-update-of-ranges="Sheet1.D1:Sheet1.D1 Sheet1.D2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qu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MIN(4;[.A2])+MAX(0; LOG([.A2])*4-4))" office:value-type="float" office:value="1" calcext:value-type="float">
            <text:p>1</text:p>
          </table:table-cell>
          <table:table-cell/>
          <table:table-cell table:formula="of:=100*[.A2]/[.A2]/[.B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MIN(4;[.A3])+MAX(0; LOG([.A3])*4-4))" office:value-type="float" office:value="2" calcext:value-type="float">
            <text:p>2</text:p>
          </table:table-cell>
          <table:table-cell/>
          <table:table-cell table:formula="of:=100*[.A3]/[.A3]/[.B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MIN(4;[.A4])+MAX(0; LOG([.A4])*4-4))" office:value-type="float" office:value="3" calcext:value-type="float">
            <text:p>3</text:p>
          </table:table-cell>
          <table:table-cell/>
          <table:table-cell table:formula="of:=100*[.A4]/[.A4]/[.B4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MIN(4;[.A5])+MAX(0; LOG([.A5])*4-4))" office:value-type="float" office:value="4" calcext:value-type="float">
            <text:p>4</text:p>
          </table:table-cell>
          <table:table-cell/>
          <table:table-cell table:formula="of:=100*[.A5]/[.A5]/[.B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MIN(4;[.A6])+MAX(0; LOG([.A6])*4-4))" office:value-type="float" office:value="4" calcext:value-type="float">
            <text:p>4</text:p>
          </table:table-cell>
          <table:table-cell/>
          <table:table-cell table:formula="of:=100*[.A6]/[.A6]/[.B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MIN(4;[.A7])+MAX(0; LOG([.A7])*4-4))" office:value-type="float" office:value="4" calcext:value-type="float">
            <text:p>4</text:p>
          </table:table-cell>
          <table:table-cell/>
          <table:table-cell table:formula="of:=100*[.A7]/[.A7]/[.B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MIN(4;[.A8])+MAX(0; LOG([.A8])*4-4))" office:value-type="float" office:value="4" calcext:value-type="float">
            <text:p>4</text:p>
          </table:table-cell>
          <table:table-cell/>
          <table:table-cell table:formula="of:=100*[.A8]/[.A8]/[.B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MIN(4;[.A9])+MAX(0; LOG([.A9])*4-4))" office:value-type="float" office:value="4" calcext:value-type="float">
            <text:p>4</text:p>
          </table:table-cell>
          <table:table-cell/>
          <table:table-cell table:formula="of:=100*[.A9]/[.A9]/[.B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MIN(4;[.A10])+MAX(0; LOG([.A10])*4-4))" office:value-type="float" office:value="4" calcext:value-type="float">
            <text:p>4</text:p>
          </table:table-cell>
          <table:table-cell/>
          <table:table-cell table:formula="of:=100*[.A10]/[.A10]/[.B1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MIN(4;[.A11])+MAX(0; LOG([.A11])*4-4))" office:value-type="float" office:value="4" calcext:value-type="float">
            <text:p>4</text:p>
          </table:table-cell>
          <table:table-cell/>
          <table:table-cell table:formula="of:=100*[.A11]/[.A11]/[.B1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MIN(4;[.A12])+MAX(0; LOG([.A12])*4-4))" office:value-type="float" office:value="4" calcext:value-type="float">
            <text:p>4</text:p>
          </table:table-cell>
          <table:table-cell/>
          <table:table-cell table:formula="of:=100*[.A12]/[.A12]/[.B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MIN(4;[.A13])+MAX(0; LOG([.A13])*4-4))" office:value-type="float" office:value="4" calcext:value-type="float">
            <text:p>4</text:p>
          </table:table-cell>
          <table:table-cell/>
          <table:table-cell table:formula="of:=100*[.A13]/[.A13]/[.B1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MIN(4;[.A14])+MAX(0; LOG([.A14])*4-4))" office:value-type="float" office:value="4" calcext:value-type="float">
            <text:p>4</text:p>
          </table:table-cell>
          <table:table-cell/>
          <table:table-cell table:formula="of:=100*[.A14]/[.A14]/[.B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MIN(4;[.A15])+MAX(0; LOG([.A15])*4-4))" office:value-type="float" office:value="4" calcext:value-type="float">
            <text:p>4</text:p>
          </table:table-cell>
          <table:table-cell/>
          <table:table-cell table:formula="of:=100*[.A15]/[.A15]/[.B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MIN(4;[.A16])+MAX(0; LOG([.A16])*4-4))" office:value-type="float" office:value="4" calcext:value-type="float">
            <text:p>4</text:p>
          </table:table-cell>
          <table:table-cell/>
          <table:table-cell table:formula="of:=100*[.A16]/[.A16]/[.B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MIN(4;[.A17])+MAX(0; LOG([.A17])*4-4))" office:value-type="float" office:value="4" calcext:value-type="float">
            <text:p>4</text:p>
          </table:table-cell>
          <table:table-cell/>
          <table:table-cell table:formula="of:=100*[.A17]/[.A17]/[.B1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MIN(4;[.A18])+MAX(0; LOG([.A18])*4-4))" office:value-type="float" office:value="4" calcext:value-type="float">
            <text:p>4</text:p>
          </table:table-cell>
          <table:table-cell/>
          <table:table-cell table:formula="of:=100*[.A18]/[.A18]/[.B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MIN(4;[.A19])+MAX(0; LOG([.A19])*4-4))" office:value-type="float" office:value="5" calcext:value-type="float">
            <text:p>5</text:p>
          </table:table-cell>
          <table:table-cell/>
          <table:table-cell table:formula="of:=100*[.A19]/[.A19]/[.B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MIN(4;[.A20])+MAX(0; LOG([.A20])*4-4))" office:value-type="float" office:value="5" calcext:value-type="float">
            <text:p>5</text:p>
          </table:table-cell>
          <table:table-cell/>
          <table:table-cell table:formula="of:=100*[.A20]/[.A20]/[.B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MIN(4;[.A21])+MAX(0; LOG([.A21])*4-4))" office:value-type="float" office:value="5" calcext:value-type="float">
            <text:p>5</text:p>
          </table:table-cell>
          <table:table-cell/>
          <table:table-cell table:formula="of:=100*[.A21]/[.A21]/[.B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MIN(4;[.A22])+MAX(0; LOG([.A22])*4-4))" office:value-type="float" office:value="5" calcext:value-type="float">
            <text:p>5</text:p>
          </table:table-cell>
          <table:table-cell/>
          <table:table-cell table:formula="of:=100*[.A22]/[.A22]/[.B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MIN(4;[.A23])+MAX(0; LOG([.A23])*4-4))" office:value-type="float" office:value="5" calcext:value-type="float">
            <text:p>5</text:p>
          </table:table-cell>
          <table:table-cell/>
          <table:table-cell table:formula="of:=100*[.A23]/[.A23]/[.B2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MIN(4;[.A24])+MAX(0; LOG([.A24])*4-4))" office:value-type="float" office:value="5" calcext:value-type="float">
            <text:p>5</text:p>
          </table:table-cell>
          <table:table-cell/>
          <table:table-cell table:formula="of:=100*[.A24]/[.A24]/[.B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MIN(4;[.A25])+MAX(0; LOG([.A25])*4-4))" office:value-type="float" office:value="5" calcext:value-type="float">
            <text:p>5</text:p>
          </table:table-cell>
          <table:table-cell/>
          <table:table-cell table:formula="of:=100*[.A25]/[.A25]/[.B2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MIN(4;[.A26])+MAX(0; LOG([.A26])*4-4))" office:value-type="float" office:value="5" calcext:value-type="float">
            <text:p>5</text:p>
          </table:table-cell>
          <table:table-cell/>
          <table:table-cell table:formula="of:=100*[.A26]/[.A26]/[.B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MIN(4;[.A27])+MAX(0; LOG([.A27])*4-4))" office:value-type="float" office:value="5" calcext:value-type="float">
            <text:p>5</text:p>
          </table:table-cell>
          <table:table-cell/>
          <table:table-cell table:formula="of:=100*[.A27]/[.A27]/[.B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MIN(4;[.A28])+MAX(0; LOG([.A28])*4-4))" office:value-type="float" office:value="5" calcext:value-type="float">
            <text:p>5</text:p>
          </table:table-cell>
          <table:table-cell/>
          <table:table-cell table:formula="of:=100*[.A28]/[.A28]/[.B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MIN(4;[.A29])+MAX(0; LOG([.A29])*4-4))" office:value-type="float" office:value="5" calcext:value-type="float">
            <text:p>5</text:p>
          </table:table-cell>
          <table:table-cell/>
          <table:table-cell table:formula="of:=100*[.A29]/[.A29]/[.B2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MIN(4;[.A30])+MAX(0; LOG([.A30])*4-4))" office:value-type="float" office:value="5" calcext:value-type="float">
            <text:p>5</text:p>
          </table:table-cell>
          <table:table-cell/>
          <table:table-cell table:formula="of:=100*[.A30]/[.A30]/[.B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MIN(4;[.A31])+MAX(0; LOG([.A31])*4-4))" office:value-type="float" office:value="5" calcext:value-type="float">
            <text:p>5</text:p>
          </table:table-cell>
          <table:table-cell/>
          <table:table-cell table:formula="of:=100*[.A31]/[.A31]/[.B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MIN(4;[.A32])+MAX(0; LOG([.A32])*4-4))" office:value-type="float" office:value="5" calcext:value-type="float">
            <text:p>5</text:p>
          </table:table-cell>
          <table:table-cell/>
          <table:table-cell table:formula="of:=100*[.A32]/[.A32]/[.B3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MIN(4;[.A33])+MAX(0; LOG([.A33])*4-4))" office:value-type="float" office:value="6" calcext:value-type="float">
            <text:p>6</text:p>
          </table:table-cell>
          <table:table-cell/>
          <table:table-cell table:formula="of:=100*[.A33]/[.A33]/[.B33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MIN(4;[.A34])+MAX(0; LOG([.A34])*4-4))" office:value-type="float" office:value="6" calcext:value-type="float">
            <text:p>6</text:p>
          </table:table-cell>
          <table:table-cell/>
          <table:table-cell table:formula="of:=100*[.A34]/[.A34]/[.B34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MIN(4;[.A35])+MAX(0; LOG([.A35])*4-4))" office:value-type="float" office:value="6" calcext:value-type="float">
            <text:p>6</text:p>
          </table:table-cell>
          <table:table-cell/>
          <table:table-cell table:formula="of:=100*[.A35]/[.A35]/[.B35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MIN(4;[.A36])+MAX(0; LOG([.A36])*4-4))" office:value-type="float" office:value="6" calcext:value-type="float">
            <text:p>6</text:p>
          </table:table-cell>
          <table:table-cell/>
          <table:table-cell table:formula="of:=100*[.A36]/[.A36]/[.B36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MIN(4;[.A37])+MAX(0; LOG([.A37])*4-4))" office:value-type="float" office:value="6" calcext:value-type="float">
            <text:p>6</text:p>
          </table:table-cell>
          <table:table-cell/>
          <table:table-cell table:formula="of:=100*[.A37]/[.A37]/[.B37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MIN(4;[.A38])+MAX(0; LOG([.A38])*4-4))" office:value-type="float" office:value="6" calcext:value-type="float">
            <text:p>6</text:p>
          </table:table-cell>
          <table:table-cell/>
          <table:table-cell table:formula="of:=100*[.A38]/[.A38]/[.B38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MIN(4;[.A39])+MAX(0; LOG([.A39])*4-4))" office:value-type="float" office:value="6" calcext:value-type="float">
            <text:p>6</text:p>
          </table:table-cell>
          <table:table-cell/>
          <table:table-cell table:formula="of:=100*[.A39]/[.A39]/[.B39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MIN(4;[.A40])+MAX(0; LOG([.A40])*4-4))" office:value-type="float" office:value="6" calcext:value-type="float">
            <text:p>6</text:p>
          </table:table-cell>
          <table:table-cell/>
          <table:table-cell table:formula="of:=100*[.A40]/[.A40]/[.B40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MIN(4;[.A41])+MAX(0; LOG([.A41])*4-4))" office:value-type="float" office:value="6" calcext:value-type="float">
            <text:p>6</text:p>
          </table:table-cell>
          <table:table-cell/>
          <table:table-cell table:formula="of:=100*[.A41]/[.A41]/[.B41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MIN(4;[.A42])+MAX(0; LOG([.A42])*4-4))" office:value-type="float" office:value="6" calcext:value-type="float">
            <text:p>6</text:p>
          </table:table-cell>
          <table:table-cell/>
          <table:table-cell table:formula="of:=100*[.A42]/[.A42]/[.B42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MIN(4;[.A43])+MAX(0; LOG([.A43])*4-4))" office:value-type="float" office:value="6" calcext:value-type="float">
            <text:p>6</text:p>
          </table:table-cell>
          <table:table-cell/>
          <table:table-cell table:formula="of:=100*[.A43]/[.A43]/[.B43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MIN(4;[.A44])+MAX(0; LOG([.A44])*4-4))" office:value-type="float" office:value="6" calcext:value-type="float">
            <text:p>6</text:p>
          </table:table-cell>
          <table:table-cell/>
          <table:table-cell table:formula="of:=100*[.A44]/[.A44]/[.B44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MIN(4;[.A45])+MAX(0; LOG([.A45])*4-4))" office:value-type="float" office:value="6" calcext:value-type="float">
            <text:p>6</text:p>
          </table:table-cell>
          <table:table-cell/>
          <table:table-cell table:formula="of:=100*[.A45]/[.A45]/[.B45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MIN(4;[.A46])+MAX(0; LOG([.A46])*4-4))" office:value-type="float" office:value="6" calcext:value-type="float">
            <text:p>6</text:p>
          </table:table-cell>
          <table:table-cell/>
          <table:table-cell table:formula="of:=100*[.A46]/[.A46]/[.B46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MIN(4;[.A47])+MAX(0; LOG([.A47])*4-4))" office:value-type="float" office:value="6" calcext:value-type="float">
            <text:p>6</text:p>
          </table:table-cell>
          <table:table-cell/>
          <table:table-cell table:formula="of:=100*[.A47]/[.A47]/[.B47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MIN(4;[.A48])+MAX(0; LOG([.A48])*4-4))" office:value-type="float" office:value="6" calcext:value-type="float">
            <text:p>6</text:p>
          </table:table-cell>
          <table:table-cell/>
          <table:table-cell table:formula="of:=100*[.A48]/[.A48]/[.B48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MIN(4;[.A49])+MAX(0; LOG([.A49])*4-4))" office:value-type="float" office:value="6" calcext:value-type="float">
            <text:p>6</text:p>
          </table:table-cell>
          <table:table-cell/>
          <table:table-cell table:formula="of:=100*[.A49]/[.A49]/[.B49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MIN(4;[.A50])+MAX(0; LOG([.A50])*4-4))" office:value-type="float" office:value="6" calcext:value-type="float">
            <text:p>6</text:p>
          </table:table-cell>
          <table:table-cell/>
          <table:table-cell table:formula="of:=100*[.A50]/[.A50]/[.B50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MIN(4;[.A51])+MAX(0; LOG([.A51])*4-4))" office:value-type="float" office:value="6" calcext:value-type="float">
            <text:p>6</text:p>
          </table:table-cell>
          <table:table-cell/>
          <table:table-cell table:formula="of:=100*[.A51]/[.A51]/[.B51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MIN(4;[.A52])+MAX(0; LOG([.A52])*4-4))" office:value-type="float" office:value="6" calcext:value-type="float">
            <text:p>6</text:p>
          </table:table-cell>
          <table:table-cell/>
          <table:table-cell table:formula="of:=100*[.A52]/[.A52]/[.B52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MIN(4;[.A53])+MAX(0; LOG([.A53])*4-4))" office:value-type="float" office:value="6" calcext:value-type="float">
            <text:p>6</text:p>
          </table:table-cell>
          <table:table-cell/>
          <table:table-cell table:formula="of:=100*[.A53]/[.A53]/[.B53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MIN(4;[.A54])+MAX(0; LOG([.A54])*4-4))" office:value-type="float" office:value="6" calcext:value-type="float">
            <text:p>6</text:p>
          </table:table-cell>
          <table:table-cell/>
          <table:table-cell table:formula="of:=100*[.A54]/[.A54]/[.B54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MIN(4;[.A55])+MAX(0; LOG([.A55])*4-4))" office:value-type="float" office:value="6" calcext:value-type="float">
            <text:p>6</text:p>
          </table:table-cell>
          <table:table-cell/>
          <table:table-cell table:formula="of:=100*[.A55]/[.A55]/[.B55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MIN(4;[.A56])+MAX(0; LOG([.A56])*4-4))" office:value-type="float" office:value="6" calcext:value-type="float">
            <text:p>6</text:p>
          </table:table-cell>
          <table:table-cell/>
          <table:table-cell table:formula="of:=100*[.A56]/[.A56]/[.B56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MIN(4;[.A57])+MAX(0; LOG([.A57])*4-4))" office:value-type="float" office:value="6" calcext:value-type="float">
            <text:p>6</text:p>
          </table:table-cell>
          <table:table-cell/>
          <table:table-cell table:formula="of:=100*[.A57]/[.A57]/[.B57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MIN(4;[.A58])+MAX(0; LOG([.A58])*4-4))" office:value-type="float" office:value="7" calcext:value-type="float">
            <text:p>7</text:p>
          </table:table-cell>
          <table:table-cell/>
          <table:table-cell table:formula="of:=100*[.A58]/[.A58]/[.B58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MIN(4;[.A59])+MAX(0; LOG([.A59])*4-4))" office:value-type="float" office:value="7" calcext:value-type="float">
            <text:p>7</text:p>
          </table:table-cell>
          <table:table-cell/>
          <table:table-cell table:formula="of:=100*[.A59]/[.A59]/[.B59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MIN(4;[.A60])+MAX(0; LOG([.A60])*4-4))" office:value-type="float" office:value="7" calcext:value-type="float">
            <text:p>7</text:p>
          </table:table-cell>
          <table:table-cell/>
          <table:table-cell table:formula="of:=100*[.A60]/[.A60]/[.B60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MIN(4;[.A61])+MAX(0; LOG([.A61])*4-4))" office:value-type="float" office:value="7" calcext:value-type="float">
            <text:p>7</text:p>
          </table:table-cell>
          <table:table-cell/>
          <table:table-cell table:formula="of:=100*[.A61]/[.A61]/[.B61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MIN(4;[.A62])+MAX(0; LOG([.A62])*4-4))" office:value-type="float" office:value="7" calcext:value-type="float">
            <text:p>7</text:p>
          </table:table-cell>
          <table:table-cell/>
          <table:table-cell table:formula="of:=100*[.A62]/[.A62]/[.B62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MIN(4;[.A63])+MAX(0; LOG([.A63])*4-4))" office:value-type="float" office:value="7" calcext:value-type="float">
            <text:p>7</text:p>
          </table:table-cell>
          <table:table-cell/>
          <table:table-cell table:formula="of:=100*[.A63]/[.A63]/[.B63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MIN(4;[.A64])+MAX(0; LOG([.A64])*4-4))" office:value-type="float" office:value="7" calcext:value-type="float">
            <text:p>7</text:p>
          </table:table-cell>
          <table:table-cell/>
          <table:table-cell table:formula="of:=100*[.A64]/[.A64]/[.B64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MIN(4;[.A65])+MAX(0; LOG([.A65])*4-4))" office:value-type="float" office:value="7" calcext:value-type="float">
            <text:p>7</text:p>
          </table:table-cell>
          <table:table-cell/>
          <table:table-cell table:formula="of:=100*[.A65]/[.A65]/[.B65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MIN(4;[.A66])+MAX(0; LOG([.A66])*4-4))" office:value-type="float" office:value="7" calcext:value-type="float">
            <text:p>7</text:p>
          </table:table-cell>
          <table:table-cell/>
          <table:table-cell table:formula="of:=100*[.A66]/[.A66]/[.B66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MIN(4;[.A67])+MAX(0; LOG([.A67])*4-4))" office:value-type="float" office:value="7" calcext:value-type="float">
            <text:p>7</text:p>
          </table:table-cell>
          <table:table-cell/>
          <table:table-cell table:formula="of:=100*[.A67]/[.A67]/[.B67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MIN(4;[.A68])+MAX(0; LOG([.A68])*4-4))" office:value-type="float" office:value="7" calcext:value-type="float">
            <text:p>7</text:p>
          </table:table-cell>
          <table:table-cell/>
          <table:table-cell table:formula="of:=100*[.A68]/[.A68]/[.B68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MIN(4;[.A69])+MAX(0; LOG([.A69])*4-4))" office:value-type="float" office:value="7" calcext:value-type="float">
            <text:p>7</text:p>
          </table:table-cell>
          <table:table-cell/>
          <table:table-cell table:formula="of:=100*[.A69]/[.A69]/[.B69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MIN(4;[.A70])+MAX(0; LOG([.A70])*4-4))" office:value-type="float" office:value="7" calcext:value-type="float">
            <text:p>7</text:p>
          </table:table-cell>
          <table:table-cell/>
          <table:table-cell table:formula="of:=100*[.A70]/[.A70]/[.B70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MIN(4;[.A71])+MAX(0; LOG([.A71])*4-4))" office:value-type="float" office:value="7" calcext:value-type="float">
            <text:p>7</text:p>
          </table:table-cell>
          <table:table-cell/>
          <table:table-cell table:formula="of:=100*[.A71]/[.A71]/[.B71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MIN(4;[.A72])+MAX(0; LOG([.A72])*4-4))" office:value-type="float" office:value="7" calcext:value-type="float">
            <text:p>7</text:p>
          </table:table-cell>
          <table:table-cell/>
          <table:table-cell table:formula="of:=100*[.A72]/[.A72]/[.B72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MIN(4;[.A73])+MAX(0; LOG([.A73])*4-4))" office:value-type="float" office:value="7" calcext:value-type="float">
            <text:p>7</text:p>
          </table:table-cell>
          <table:table-cell/>
          <table:table-cell table:formula="of:=100*[.A73]/[.A73]/[.B73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MIN(4;[.A74])+MAX(0; LOG([.A74])*4-4))" office:value-type="float" office:value="7" calcext:value-type="float">
            <text:p>7</text:p>
          </table:table-cell>
          <table:table-cell/>
          <table:table-cell table:formula="of:=100*[.A74]/[.A74]/[.B74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MIN(4;[.A75])+MAX(0; LOG([.A75])*4-4))" office:value-type="float" office:value="7" calcext:value-type="float">
            <text:p>7</text:p>
          </table:table-cell>
          <table:table-cell/>
          <table:table-cell table:formula="of:=100*[.A75]/[.A75]/[.B75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MIN(4;[.A76])+MAX(0; LOG([.A76])*4-4))" office:value-type="float" office:value="7" calcext:value-type="float">
            <text:p>7</text:p>
          </table:table-cell>
          <table:table-cell/>
          <table:table-cell table:formula="of:=100*[.A76]/[.A76]/[.B76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MIN(4;[.A77])+MAX(0; LOG([.A77])*4-4))" office:value-type="float" office:value="7" calcext:value-type="float">
            <text:p>7</text:p>
          </table:table-cell>
          <table:table-cell/>
          <table:table-cell table:formula="of:=100*[.A77]/[.A77]/[.B77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MIN(4;[.A78])+MAX(0; LOG([.A78])*4-4))" office:value-type="float" office:value="7" calcext:value-type="float">
            <text:p>7</text:p>
          </table:table-cell>
          <table:table-cell/>
          <table:table-cell table:formula="of:=100*[.A78]/[.A78]/[.B78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MIN(4;[.A79])+MAX(0; LOG([.A79])*4-4))" office:value-type="float" office:value="7" calcext:value-type="float">
            <text:p>7</text:p>
          </table:table-cell>
          <table:table-cell/>
          <table:table-cell table:formula="of:=100*[.A79]/[.A79]/[.B79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MIN(4;[.A80])+MAX(0; LOG([.A80])*4-4))" office:value-type="float" office:value="7" calcext:value-type="float">
            <text:p>7</text:p>
          </table:table-cell>
          <table:table-cell/>
          <table:table-cell table:formula="of:=100*[.A80]/[.A80]/[.B80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MIN(4;[.A81])+MAX(0; LOG([.A81])*4-4))" office:value-type="float" office:value="7" calcext:value-type="float">
            <text:p>7</text:p>
          </table:table-cell>
          <table:table-cell/>
          <table:table-cell table:formula="of:=100*[.A81]/[.A81]/[.B81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MIN(4;[.A82])+MAX(0; LOG([.A82])*4-4))" office:value-type="float" office:value="7" calcext:value-type="float">
            <text:p>7</text:p>
          </table:table-cell>
          <table:table-cell/>
          <table:table-cell table:formula="of:=100*[.A82]/[.A82]/[.B82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MIN(4;[.A83])+MAX(0; LOG([.A83])*4-4))" office:value-type="float" office:value="7" calcext:value-type="float">
            <text:p>7</text:p>
          </table:table-cell>
          <table:table-cell/>
          <table:table-cell table:formula="of:=100*[.A83]/[.A83]/[.B83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MIN(4;[.A84])+MAX(0; LOG([.A84])*4-4))" office:value-type="float" office:value="7" calcext:value-type="float">
            <text:p>7</text:p>
          </table:table-cell>
          <table:table-cell/>
          <table:table-cell table:formula="of:=100*[.A84]/[.A84]/[.B84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MIN(4;[.A85])+MAX(0; LOG([.A85])*4-4))" office:value-type="float" office:value="7" calcext:value-type="float">
            <text:p>7</text:p>
          </table:table-cell>
          <table:table-cell/>
          <table:table-cell table:formula="of:=100*[.A85]/[.A85]/[.B85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MIN(4;[.A86])+MAX(0; LOG([.A86])*4-4))" office:value-type="float" office:value="7" calcext:value-type="float">
            <text:p>7</text:p>
          </table:table-cell>
          <table:table-cell/>
          <table:table-cell table:formula="of:=100*[.A86]/[.A86]/[.B86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MIN(4;[.A87])+MAX(0; LOG([.A87])*4-4))" office:value-type="float" office:value="7" calcext:value-type="float">
            <text:p>7</text:p>
          </table:table-cell>
          <table:table-cell/>
          <table:table-cell table:formula="of:=100*[.A87]/[.A87]/[.B87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MIN(4;[.A88])+MAX(0; LOG([.A88])*4-4))" office:value-type="float" office:value="7" calcext:value-type="float">
            <text:p>7</text:p>
          </table:table-cell>
          <table:table-cell/>
          <table:table-cell table:formula="of:=100*[.A88]/[.A88]/[.B88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MIN(4;[.A89])+MAX(0; LOG([.A89])*4-4))" office:value-type="float" office:value="7" calcext:value-type="float">
            <text:p>7</text:p>
          </table:table-cell>
          <table:table-cell/>
          <table:table-cell table:formula="of:=100*[.A89]/[.A89]/[.B89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MIN(4;[.A90])+MAX(0; LOG([.A90])*4-4))" office:value-type="float" office:value="7" calcext:value-type="float">
            <text:p>7</text:p>
          </table:table-cell>
          <table:table-cell/>
          <table:table-cell table:formula="of:=100*[.A90]/[.A90]/[.B90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MIN(4;[.A91])+MAX(0; LOG([.A91])*4-4))" office:value-type="float" office:value="7" calcext:value-type="float">
            <text:p>7</text:p>
          </table:table-cell>
          <table:table-cell/>
          <table:table-cell table:formula="of:=100*[.A91]/[.A91]/[.B91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MIN(4;[.A92])+MAX(0; LOG([.A92])*4-4))" office:value-type="float" office:value="7" calcext:value-type="float">
            <text:p>7</text:p>
          </table:table-cell>
          <table:table-cell/>
          <table:table-cell table:formula="of:=100*[.A92]/[.A92]/[.B92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MIN(4;[.A93])+MAX(0; LOG([.A93])*4-4))" office:value-type="float" office:value="7" calcext:value-type="float">
            <text:p>7</text:p>
          </table:table-cell>
          <table:table-cell/>
          <table:table-cell table:formula="of:=100*[.A93]/[.A93]/[.B93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MIN(4;[.A94])+MAX(0; LOG([.A94])*4-4))" office:value-type="float" office:value="7" calcext:value-type="float">
            <text:p>7</text:p>
          </table:table-cell>
          <table:table-cell/>
          <table:table-cell table:formula="of:=100*[.A94]/[.A94]/[.B94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MIN(4;[.A95])+MAX(0; LOG([.A95])*4-4))" office:value-type="float" office:value="7" calcext:value-type="float">
            <text:p>7</text:p>
          </table:table-cell>
          <table:table-cell/>
          <table:table-cell table:formula="of:=100*[.A95]/[.A95]/[.B95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MIN(4;[.A96])+MAX(0; LOG([.A96])*4-4))" office:value-type="float" office:value="7" calcext:value-type="float">
            <text:p>7</text:p>
          </table:table-cell>
          <table:table-cell/>
          <table:table-cell table:formula="of:=100*[.A96]/[.A96]/[.B96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MIN(4;[.A97])+MAX(0; LOG([.A97])*4-4))" office:value-type="float" office:value="7" calcext:value-type="float">
            <text:p>7</text:p>
          </table:table-cell>
          <table:table-cell/>
          <table:table-cell table:formula="of:=100*[.A97]/[.A97]/[.B97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MIN(4;[.A98])+MAX(0; LOG([.A98])*4-4))" office:value-type="float" office:value="7" calcext:value-type="float">
            <text:p>7</text:p>
          </table:table-cell>
          <table:table-cell/>
          <table:table-cell table:formula="of:=100*[.A98]/[.A98]/[.B98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MIN(4;[.A99])+MAX(0; LOG([.A99])*4-4))" office:value-type="float" office:value="7" calcext:value-type="float">
            <text:p>7</text:p>
          </table:table-cell>
          <table:table-cell/>
          <table:table-cell table:formula="of:=100*[.A99]/[.A99]/[.B99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MIN(4;[.A100])+MAX(0; LOG([.A100])*4-4))" office:value-type="float" office:value="7" calcext:value-type="float">
            <text:p>7</text:p>
          </table:table-cell>
          <table:table-cell/>
          <table:table-cell table:formula="of:=100*[.A100]/[.A100]/[.B100]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MIN(4;[.A101])+MAX(0; LOG([.A101])*4-4))" office:value-type="float" office:value="8" calcext:value-type="float">
            <text:p>8</text:p>
          </table:table-cell>
          <table:table-cell/>
          <table:table-cell table:formula="of:=100*[.A101]/[.A101]/[.B101]"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2:16:59.411953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2:01:09.395654181</meta:creation-date>
    <dc:date>2024-04-22T12:23:37.535432837</dc:date>
    <meta:editing-duration>PT2H52M48S</meta:editing-duration>
    <meta:editing-cycles>4</meta:editing-cycles>
    <meta:generator>LibreOffice/7.5.9.2$Linux_X86_64 LibreOffice_project/50$Build-2</meta:generator>
    <meta:document-statistic meta:table-count="1" meta:cell-count="30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15.832cm" xlink:href=".." xlink:type="simple" chart:class="chart:line" chart:style-name="ch1">
        <chart:title svg:x="9.027cm" svg:y="0.452cm" chart:style-name="ch2">
          <text:p>Duplications vs, Nodes</text:p>
        </chart:title>
        <chart:legend chart:legend-position="end" svg:x="21.27cm" svg:y="7.617cm" style:legend-expansion="high" chart:style-name="ch3"/>
        <chart:plot-area chart:style-name="ch4" table:cell-range-address="Sheet1.A2:Sheet1.B101" chart:data-source-has-labels="both" svg:x="1.466cm" svg:y="1.547cm" svg:width="19.349cm" svg:height="12.988cm">
          <chart:coordinate-region svg:x="1.902cm" svg:y="1.746cm" svg:width="18.773cm" svg:height="11.864cm"/>
          <chart:axis chart:dimension="x" chart:name="primary-x" chart:style-name="ch5" chartooo:axis-type="auto">
            <chartooo:date-scale/>
            <chart:title svg:x="10.606cm" svg:y="14.851cm" chart:style-name="ch6">
              <text:p>Node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8.998cm" chart:style-name="ch7">
              <text:p>Duplications</text:p>
            </chart:title>
            <chart:grid chart:style-name="ch8" chart:class="major"/>
          </chart:axis>
          <chart:series chart:style-name="ch9" chart:values-cell-range-address="Sheet1.B2:Sheet1.B101" chart:label-cell-address="Sheet1.A2:Sheet1.A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">
                <text:p>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12.491cm" xlink:href=".." xlink:type="simple" chart:class="chart:line" chart:style-name="ch1">
        <chart:title svg:x="9.353cm" svg:y="0.385cm" chart:style-name="ch2">
          <text:p>Quota vs. Nodes</text:p>
        </chart:title>
        <chart:legend chart:legend-position="end" svg:x="20.016cm" svg:y="5.946cm" style:legend-expansion="high" chart:style-name="ch3"/>
        <chart:plot-area chart:style-name="ch4" table:cell-range-address="Sheet1.D1:Sheet1.D51" chart:data-source-has-labels="row" svg:x="1.455cm" svg:y="1.413cm" svg:width="18.117cm" svg:height="9.848cm">
          <chart:coordinate-region svg:x="2.262cm" svg:y="1.612cm" svg:width="17.31cm" svg:height="8.857cm"/>
          <chart:axis chart:dimension="x" chart:name="primary-x" chart:style-name="ch5">
            <chart:title svg:x="9.94cm" svg:y="11.51cm" chart:style-name="ch6">
              <text:p>Shards</text:p>
            </chart:title>
          </chart:axis>
          <chart:axis chart:dimension="y" chart:name="primary-y" chart:style-name="ch5">
            <chart:title svg:x="0.451cm" svg:y="6.871cm" chart:style-name="ch7">
              <text:p>Nodes</text:p>
            </chart:title>
            <chart:grid chart:style-name="ch8" chart:class="major"/>
          </chart:axis>
          <chart:series chart:style-name="ch9" chart:values-cell-range-address="Sheet1.D2:Sheet1.D51" chart:label-cell-address="Sheet1.D1:Sheet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o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